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hariom</text:p>
          </table:table-cell>
          <table:table-cell office:value-type="string" calcext:value-type="string">
            <text:p><text:a xlink:href="mailto:hariom@gmail.com" xlink:type="simple">hariom@gmail.com</text:a></text:p>
          </table:table-cell>
          <table:table-cell office:value-type="float" office:value="49545593232" calcext:value-type="float">
            <text:p>49545593232</text:p>
          </table:table-cell>
        </table:table-row>
        <table:table-row table:style-name="ro1">
          <table:table-cell office:value-type="string" calcext:value-type="string">
            <text:p>alldff</text:p>
          </table:table-cell>
          <table:table-cell office:value-type="string" calcext:value-type="string">
            <text:p><text:a xlink:href="mailto:ahruifdfjf@gmail.com" xlink:type="simple">ahruifdfjf@gmail.com</text:a></text:p>
          </table:table-cell>
          <table:table-cell office:value-type="float" office:value="9559923923" calcext:value-type="float">
            <text:p>9559923923</text:p>
          </table:table-cell>
        </table:table-row>
        <table:table-row table:style-name="ro1">
          <table:table-cell office:value-type="string" calcext:value-type="string">
            <text:p>sunnnwdj</text:p>
          </table:table-cell>
          <table:table-cell office:value-type="string" calcext:value-type="string">
            <text:p><text:a xlink:href="mailto:hddwer@gmail.com" xlink:type="simple">hddwer@gmail.com</text:a></text:p>
          </table:table-cell>
          <table:table-cell office:value-type="float" office:value="3959492342" calcext:value-type="float">
            <text:p>3959492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22:26:34.668690782</meta:creation-date>
    <dc:date>2024-11-25T22:28:19.093136522</dc:date>
    <meta:editing-duration>PT1M45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